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8d3bc"/>
    </style:style>
    <style:style style:name="P2" style:family="paragraph" style:parent-style-name="Standard">
      <style:paragraph-properties fo:text-align="justify" style:justify-single-word="false"/>
      <style:text-properties officeooo:paragraph-rsid="00140e2a"/>
    </style:style>
    <style:style style:name="P3" style:family="paragraph" style:parent-style-name="Standard">
      <style:text-properties officeooo:paragraph-rsid="00045041"/>
    </style:style>
    <style:style style:name="P4" style:family="paragraph" style:parent-style-name="Standard">
      <style:text-properties officeooo:rsid="00045041" officeooo:paragraph-rsid="00045041"/>
    </style:style>
    <style:style style:name="P5" style:family="paragraph" style:parent-style-name="Standard">
      <style:text-properties officeooo:rsid="0005267d" officeooo:paragraph-rsid="0005267d"/>
    </style:style>
    <style:style style:name="P6" style:family="paragraph" style:parent-style-name="Standard">
      <style:text-properties officeooo:rsid="0006f11f" officeooo:paragraph-rsid="0006f11f"/>
    </style:style>
    <style:style style:name="P7" style:family="paragraph" style:parent-style-name="Standard">
      <style:text-properties officeooo:rsid="00076029" officeooo:paragraph-rsid="00076029"/>
    </style:style>
    <style:style style:name="P8" style:family="paragraph" style:parent-style-name="Standard">
      <style:paragraph-properties fo:text-align="justify" style:justify-single-word="false"/>
      <style:text-properties officeooo:rsid="0008d3bc" officeooo:paragraph-rsid="0008d3bc"/>
    </style:style>
    <style:style style:name="P9" style:family="paragraph" style:parent-style-name="Standard">
      <style:paragraph-properties fo:text-align="justify" style:justify-single-word="false"/>
      <style:text-properties officeooo:rsid="0008d3bc" officeooo:paragraph-rsid="00094060"/>
    </style:style>
    <style:style style:name="P10" style:family="paragraph" style:parent-style-name="Standard">
      <style:paragraph-properties fo:text-align="justify" style:justify-single-word="false"/>
      <style:text-properties officeooo:rsid="0005069b" officeooo:paragraph-rsid="00140e2a"/>
    </style:style>
    <style:style style:name="P11" style:family="paragraph" style:parent-style-name="Standard">
      <style:paragraph-properties fo:text-align="justify" style:justify-single-word="false"/>
      <style:text-properties officeooo:rsid="00021ebb" officeooo:paragraph-rsid="00140e2a"/>
    </style:style>
    <style:style style:name="P12" style:family="paragraph" style:parent-style-name="Standard" style:list-style-name="L1">
      <style:text-properties officeooo:rsid="00045041" officeooo:paragraph-rsid="00045041"/>
    </style:style>
    <style:style style:name="P13" style:family="paragraph" style:parent-style-name="Standard" style:list-style-name="L2">
      <style:text-properties officeooo:rsid="00045041" officeooo:paragraph-rsid="0005267d"/>
    </style:style>
    <style:style style:name="P14" style:family="paragraph" style:parent-style-name="Standard" style:list-style-name="L2">
      <style:text-properties officeooo:rsid="00045041" officeooo:paragraph-rsid="00045041"/>
    </style:style>
    <style:style style:name="P15" style:family="paragraph" style:parent-style-name="Standard" style:list-style-name="L3">
      <style:text-properties officeooo:rsid="00045041" officeooo:paragraph-rsid="00045041"/>
    </style:style>
    <style:style style:name="P16" style:family="paragraph" style:parent-style-name="Standard" style:list-style-name="L2">
      <style:text-properties officeooo:rsid="0005267d" officeooo:paragraph-rsid="0005267d"/>
    </style:style>
    <style:style style:name="P17" style:family="paragraph" style:parent-style-name="Standard" style:list-style-name="L4">
      <style:text-properties officeooo:rsid="0005267d" officeooo:paragraph-rsid="0005267d"/>
    </style:style>
    <style:style style:name="P18" style:family="paragraph" style:parent-style-name="Standard" style:list-style-name="L5">
      <style:text-properties officeooo:rsid="000c624c" officeooo:paragraph-rsid="000c624c"/>
    </style:style>
    <style:style style:name="P19" style:family="paragraph" style:parent-style-name="Standard" style:list-style-name="L4">
      <style:text-properties officeooo:rsid="0006f11f" officeooo:paragraph-rsid="0006f11f"/>
    </style:style>
    <style:style style:name="P20" style:family="paragraph" style:parent-style-name="Standard">
      <style:text-properties officeooo:rsid="0006f11f" officeooo:paragraph-rsid="0017fef0"/>
    </style:style>
    <style:style style:name="P21" style:family="paragraph" style:parent-style-name="Standard" style:list-style-name="L6">
      <style:text-properties officeooo:rsid="00076029" officeooo:paragraph-rsid="00076029"/>
    </style:style>
    <style:style style:name="P22" style:family="paragraph" style:parent-style-name="Standard" style:list-style-name="L6">
      <style:paragraph-properties fo:text-align="justify" style:justify-single-word="false"/>
      <style:text-properties officeooo:rsid="00076029" officeooo:paragraph-rsid="00076029"/>
    </style:style>
    <style:style style:name="P23" style:family="paragraph" style:parent-style-name="Standard" style:list-style-name="L6">
      <style:paragraph-properties fo:text-align="justify" style:justify-single-word="false"/>
      <style:text-properties officeooo:rsid="0008d3bc" officeooo:paragraph-rsid="0008d3bc"/>
    </style:style>
    <style:style style:name="P24" style:family="paragraph" style:parent-style-name="Standard" style:list-style-name="L6">
      <style:paragraph-properties fo:text-align="justify" style:justify-single-word="false"/>
      <style:text-properties officeooo:rsid="0008d3bc" officeooo:paragraph-rsid="00094060"/>
    </style:style>
    <style:style style:name="P25" style:family="paragraph" style:parent-style-name="Standard" style:list-style-name="L7">
      <style:paragraph-properties fo:text-align="justify" style:justify-single-word="false"/>
      <style:text-properties officeooo:rsid="0004e6dd" officeooo:paragraph-rsid="00140e2a"/>
    </style:style>
    <style:style style:name="P26" style:family="paragraph" style:parent-style-name="Standard" style:list-style-name="L6">
      <style:paragraph-properties fo:margin-left="2.501cm" fo:margin-right="0cm" fo:text-indent="-0.635cm" style:auto-text-indent="false"/>
      <style:text-properties officeooo:rsid="00076029" officeooo:paragraph-rsid="00076029"/>
    </style:style>
    <style:style style:name="P27" style:family="paragraph" style:parent-style-name="Standard" style:list-style-name="L6">
      <style:paragraph-properties fo:margin-left="2.501cm" fo:margin-right="0cm" fo:text-align="justify" style:justify-single-word="false" fo:text-indent="-0.635cm" style:auto-text-indent="false"/>
      <style:text-properties officeooo:rsid="00076029" officeooo:paragraph-rsid="00076029"/>
    </style:style>
    <style:style style:name="P28" style:family="paragraph" style:parent-style-name="Standard" style:list-style-name="L6">
      <style:paragraph-properties fo:margin-left="2.501cm" fo:margin-right="0cm" fo:text-align="justify" style:justify-single-word="false" fo:text-indent="-0.635cm" style:auto-text-indent="false"/>
      <style:text-properties officeooo:rsid="0008d3bc" officeooo:paragraph-rsid="00094060"/>
    </style:style>
    <style:style style:name="P29" style:family="paragraph" style:parent-style-name="Standard" style:list-style-name="L6">
      <style:paragraph-properties fo:margin-left="2.501cm" fo:margin-right="0cm" fo:text-align="justify" style:justify-single-word="false" fo:text-indent="-0.635cm" style:auto-text-indent="false"/>
      <style:text-properties officeooo:rsid="000c624c" officeooo:paragraph-rsid="000c624c"/>
    </style:style>
    <style:style style:name="P30" style:family="paragraph" style:parent-style-name="Standard" style:list-style-name="L6">
      <style:paragraph-properties fo:margin-left="2.501cm" fo:margin-right="0cm" fo:text-align="justify" style:justify-single-word="false" fo:text-indent="-0.635cm" style:auto-text-indent="false"/>
      <style:text-properties officeooo:rsid="00094060" officeooo:paragraph-rsid="0009406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f7fe" style:font-weight-asian="bold" style:font-weight-complex="bold"/>
    </style:style>
    <style:style style:name="T3" style:family="text">
      <style:text-properties fo:font-weight="bold" officeooo:rsid="00140e2a" style:font-weight-asian="bold" style:font-weight-complex="bold"/>
    </style:style>
    <style:style style:name="T4" style:family="text">
      <style:text-properties officeooo:rsid="00045041"/>
    </style:style>
    <style:style style:name="T5" style:family="text">
      <style:text-properties officeooo:rsid="0005267d"/>
    </style:style>
    <style:style style:name="T6" style:family="text">
      <style:text-properties officeooo:rsid="0006f11f"/>
    </style:style>
    <style:style style:name="T7" style:family="text">
      <style:text-properties officeooo:rsid="00076029"/>
    </style:style>
    <style:style style:name="T8" style:family="text">
      <style:text-properties officeooo:rsid="0008d3bc"/>
    </style:style>
    <style:style style:name="T9" style:family="text">
      <style:text-properties officeooo:rsid="00094060"/>
    </style:style>
    <style:style style:name="T10" style:family="text">
      <style:text-properties officeooo:rsid="00112677"/>
    </style:style>
    <style:style style:name="T11" style:family="text">
      <style:text-properties officeooo:rsid="0011f562"/>
    </style:style>
    <style:style style:name="T12" style:family="text">
      <style:text-properties officeooo:rsid="000cfcc6"/>
    </style:style>
    <style:style style:name="T13" style:family="text">
      <style:text-properties officeooo:rsid="0004e6dd"/>
    </style:style>
    <style:style style:name="T14" style:family="text">
      <style:text-properties officeooo:rsid="00140e2a"/>
    </style:style>
    <style:style style:name="T15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mbre.- …...................................................................................................... <text:s text:c="5"/>2º DAW</text:p>
      <text:p text:style-name="P3"/>
      <text:p text:style-name="P3"/>
      <text:p text:style-name="P3">1. <text:span text:style-name="T1">(7,</text:span><text:span text:style-name="T3">5</text:span><text:span text:style-name="T1"> puntos)</text:span><text:tab/><text:span text:style-name="T4">Hacer un programa definiendo los objetos (clases) Tarifa, Llamada y Movil con las siguientes propiedades y métodos</text:span></text:p>
      <text:p text:style-name="P3"/>
      <text:p text:style-name="P3"><text:tab/><text:span text:style-name="T4">Propiedades de Tarifa:</text:span></text:p>
      <text:p text:style-name="P3"/>
      <text:list xml:id="list8935940797181307996" text:style-name="L1">
        <text:list-item>
          <text:p text:style-name="P12">Pais<text:tab/><text:tab/><text:tab/><text:tab/>nombre del pais</text:p>
        </text:list-item>
        <text:list-item>
          <text:p text:style-name="P12">Precio_establecimiento<text:tab/>numérico con decimales en céntimos</text:p>
        </text:list-item>
        <text:list-item>
          <text:p text:style-name="P12">Precio_minuto<text:tab/><text:tab/><text:tab/>numérico con decimales en céntimos</text:p>
        </text:list-item>
      </text:list>
      <text:p text:style-name="P4"/>
      <text:p text:style-name="P4"><text:tab/>Propiedades de Llamada</text:p>
      <text:p text:style-name="P4"/>
      <text:list xml:id="list5396701552500238879" text:style-name="L2">
        <text:list-item>
          <text:p text:style-name="P13">Pais<text:tab/><text:tab/><text:tab/><text:tab/>nombre del pa<text:span text:style-name="T5">í</text:span>s</text:p>
        </text:list-item>
        <text:list-item>
          <text:p text:style-name="P16">Fecha<text:tab/><text:tab/><text:tab/><text:tab/>objeto tipo Date con la fecha y hora de inicio de la llamada</text:p>
        </text:list-item>
        <text:list-item>
          <text:p text:style-name="P14">Telefono<text:tab/><text:tab/><text:tab/>número de teléfono. Tipo carácter</text:p>
        </text:list-item>
        <text:list-item>
          <text:p text:style-name="P14">Tiempo<text:tab/><text:tab/><text:tab/>numérico entero. <text:span text:style-name="T7">S</text:span>egundos que duró la llamada</text:p>
        </text:list-item>
      </text:list>
      <text:p text:style-name="P4"/>
      <text:p text:style-name="P4"><text:tab/>Propiedades de Movil</text:p>
      <text:p text:style-name="P4"/>
      <text:list xml:id="list2461052011261194487" text:style-name="L3">
        <text:list-item>
          <text:p text:style-name="P15">Marca<text:tab/><text:tab/><text:tab/><text:tab/>marca y modelo</text:p>
        </text:list-item>
        <text:list-item>
          <text:p text:style-name="P15">Ancho<text:tab/><text:tab/><text:tab/><text:tab/>numérico entero con número de píxeles de ancho de la pantalla</text:p>
        </text:list-item>
        <text:list-item>
          <text:p text:style-name="P15">Alto<text:tab/><text:tab/><text:tab/><text:tab/>numérico entero con ,,, alto …</text:p>
        </text:list-item>
        <text:list-item>
          <text:p text:style-name="P15">Tarifas<text:tab/><text:tab/><text:tab/><text:tab/>tabla de objetos Tarifa</text:p>
        </text:list-item>
        <text:list-item>
          <text:p text:style-name="P15">Llamadas<text:tab/><text:tab/><text:tab/>tabla de objetos Llamadas</text:p>
        </text:list-item>
      </text:list>
      <text:p text:style-name="P4"/>
      <text:p text:style-name="P4"><text:tab/>Métodos de Movil</text:p>
      <text:p text:style-name="P4"/>
      <text:list xml:id="list2695154086170529549" text:style-name="L4">
        <text:list-item>
          <text:p text:style-name="P17">resolucion()<text:tab/><text:tab/><text:tab/>devuelve el número de pixeles correspondientes al ancho x alto</text:p>
        </text:list-item>
        <text:list-item>
          <text:p text:style-name="P17">llamada_mas_cara<text:span text:style-name="T6">()</text:span><text:tab/><text:tab/>muestra <text:span text:style-name="T6">(d.write) </text:span>con un “for in” los nombres y valores de las</text:p>
        </text:list-item>
      </text:list>
      <text:p text:style-name="P5"><text:tab/><text:tab/><text:tab/><text:tab/><text:tab/>propiedades de la llamada más cara teniendo en cuenta que el</text:p>
      <text:p text:style-name="P5"><text:tab/><text:tab/><text:tab/><text:tab/><text:tab/>coste de la llamada es el coste del establecimiento + el tiempo</text:p>
      <text:p text:style-name="P5"><text:tab/><text:tab/><text:tab/><text:tab/><text:tab/>que dura en minutos por el precio</text:p>
      <text:list xml:id="list8745560299926273188" text:style-name="L5">
        <text:list-item>
          <text:p text:style-name="P18">pais_mas_llamado()<text:tab/><text:tab/>devuelve el nombre del país con más llamadas realizadas</text:p>
        </text:list-item>
      </text:list>
      <text:list xml:id="list95920287980789" text:continue-list="list2695154086170529549" text:style-name="L4">
        <text:list-item>
          <text:p text:style-name="P19">ordenada()<text:tab/><text:tab/><text:tab/>devuelve una tabla de objetos <text:span text:style-name="T15">Llamada</text:span> ordenada asc. por fecha</text:p>
        </text:list-item>
        <text:list-item>
          <text:p text:style-name="P19">factura<text:span text:style-name="T10">()</text:span><text:tab/><text:tab/><text:tab/>muestra (d.write) una línea por cada llamada, ordenadas</text:p>
        </text:list-item>
      </text:list>
      <text:p text:style-name="P20"><text:tab/><text:tab/><text:tab/><text:tab/><text:tab/>ascendentemente por fecha <text:span text:style-name="T7">con la fecha (aaaa-mm-dd : hh-</text:span></text:p>
      <text:p text:style-name="P20"><text:span text:style-name="T7"><text:tab/><text:tab/><text:tab/><text:tab/><text:tab/>mm-ss), el número de teléfono, el tiempo y el importe de la</text:span></text:p>
      <text:p text:style-name="P20"><text:span text:style-name="T7"><text:tab/><text:tab/><text:tab/><text:tab/><text:tab/>llamada.</text:span></text:p>
      <text:p text:style-name="P6"/>
      <text:p text:style-name="P7">además, el programa permitirá crear un objeto de la clase Movil teniendo en cuenta:</text:p>
      <text:p text:style-name="P7"/>
      <text:list xml:id="list1650639892786929321" text:style-name="L6">
        <text:list-item>
          <text:p text:style-name="P21">En primer lugar se introducirán las tarifas preguntando inicialmente cuantas se desea introducir. <text:span text:style-name="T11">Se comprobará que el país no se ha introducido anteriormente.</text:span></text:p>
        </text:list-item>
        <text:list-item>
          <text:p text:style-name="P21">A continuación se introducirán las llamadas preguntando después de cada una de ellas si se desean más llamadas. <text:span text:style-name="T11">Se comprobará que el país se ha introducido en las tarifas. </text:span>La fecha se solicitará con año, mes, d<text:span text:style-name="T8">í</text:span>a, hora, minuto, segundo por separado y se comprobará:</text:p>
        </text:list-item>
      </text:list>
      <text:p text:style-name="P7"/>
      <text:list xml:id="list95920224081470" text:continue-numbering="true" text:style-name="L6">
        <text:list-item>
          <text:p text:style-name="P26">Que el mes se encuentra entre 1 y 12</text:p>
        </text:list-item>
        <text:list-item>
          <text:p text:style-name="P26">Que el día se encuentra entre 1 y 31.</text:p>
        </text:list-item>
        <text:list-item>
          <text:p text:style-name="P27"><text:soft-page-break/>Que la hora se encuentra entre 0 y 23.</text:p>
        </text:list-item>
        <text:list-item>
          <text:p text:style-name="P26">Que los minutos se encuentran entre 0 y 59</text:p>
        </text:list-item>
        <text:list-item>
          <text:p text:style-name="P26">Que los segundos se encuentran entre 0 y 59</text:p>
        </text:list-item>
        <text:list-item>
          <text:p text:style-name="P26">Que la fecha es anterior a la del sistema</text:p>
        </text:list-item>
      </text:list>
      <text:p text:style-name="P4"/>
      <text:list xml:id="list95919274111176" text:continue-numbering="true" text:style-name="L6">
        <text:list-header>
          <text:p text:style-name="P22">Si uno de los datos es erróneo se volverá a solicitar el mismo. Si la fecha no es anterior a la actual se volverá a pedir completa.</text:p>
        </text:list-header>
      </text:list>
      <text:p text:style-name="P7"/>
      <text:list xml:id="list95918696797225" text:continue-numbering="true" text:style-name="L6">
        <text:list-header>
          <text:p text:style-name="P23">El número de teléfono podrá estar compuesto por un código de tres números (pais), un espacio y otros nueve números o solamente por los nueve números. La comprobación se hará utilizando una expresión regular.</text:p>
        </text:list-header>
      </text:list>
      <text:p text:style-name="P8"/>
      <text:list xml:id="list95918877331397" text:continue-numbering="true" text:style-name="L6">
        <text:list-item>
          <text:p text:style-name="P24">Finalmente el programa pedirá la marca, el ancho y el alto del celular y visualizará <text:span text:style-name="T9">(d.write)</text:span>:</text:p>
        </text:list-item>
      </text:list>
      <text:p text:style-name="P9"/>
      <text:list xml:id="list95918705969436" text:continue-numbering="true" text:style-name="L6">
        <text:list-item>
          <text:p text:style-name="P28"><text:span text:style-name="T9">L</text:span>a <text:span text:style-name="T9">resolución en la forma: “Número de pixeles: nnnn”.</text:span></text:p>
        </text:list-item>
        <text:list-item>
          <text:p text:style-name="P28"><text:span text:style-name="T9">Las propiedades y valores de la llamada más cara</text:span>.</text:p>
        </text:list-item>
        <text:list-item>
          <text:p text:style-name="P29">El país al que más se ha llamado en la forma: “Pais más llamado: nnnn”.</text:p>
        </text:list-item>
        <text:list-item>
          <text:p text:style-name="P30">La factura de llamadas.</text:p>
        </text:list-item>
      </text:list>
      <text:p text:style-name="P8"/>
      <text:p text:style-name="P2"><text:span text:style-name="T14">2</text:span>. <text:span text:style-name="T1">(1 punto)</text:span><text:tab/>Hacer un programa que pida <text:span text:style-name="T12">una </text:span>fecha <text:span text:style-name="T12">inicial, otra final y muestre una intermedia cogida de forma aleatoria (con igual probabilidad) con la forma:</text:span></text:p>
      <text:p text:style-name="P2"/>
      <text:p text:style-name="P2"><text:tab/>La <text:span text:style-name="T12">persona premiada ha sido la nacida </text:span>el <text:span text:style-name="T1">LUNES, 25 de marzo de 2.014</text:span></text:p>
      <text:p text:style-name="P1"/>
      <text:p text:style-name="P1"/>
      <text:p text:style-name="P1"/>
      <text:p text:style-name="P11">3. <text:span text:style-name="T2">(</text:span><text:span text:style-name="T3">1,5</text:span><text:span text:style-name="T2"> puntos) </text:span>Hacer un programa que pida la posición inicial (horizontal y vertical) y <text:span text:style-name="T13">las dimensiones (ancho y alto) de una ventana y realice la apertura de la misma. Una vez abierta deberá modificar su tamaño, a razón de un pixel cada segundo de la siguiente forma:</text:span></text:p>
      <text:p text:style-name="P11"/>
      <text:list xml:id="list1981241410626300858" text:style-name="L7">
        <text:list-item>
          <text:p text:style-name="P25">Se incrementará su ancho, pixel a pixel, hasta que quede ensanchada 50 pixels.</text:p>
        </text:list-item>
        <text:list-item>
          <text:p text:style-name="P25">A continuación se incrementará su altura, pixel a pixel, hasta que se alargue 50 pixels.</text:p>
        </text:list-item>
        <text:list-item>
          <text:p text:style-name="P25">A continuación se disminuirá su ancho, pixel a pixel, hasta que se estreche 50 pixels.</text:p>
        </text:list-item>
        <text:list-item>
          <text:p text:style-name="P25">A continuación se disminuirá su altura, pixel a pixel, hasta que se acorte 50 pixels.</text:p>
        </text:list-item>
      </text:list>
      <text:p text:style-name="P10"/>
      <text:p text:style-name="P10">Y así repetidamente.</text:p>
      <text:p text:style-name="P1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9:47:44.245818290</meta:creation-date>
    <dc:date>2015-12-01T09:59:18.466422772</dc:date>
    <meta:editing-duration>PT4H40M39S</meta:editing-duration>
    <meta:editing-cycles>13</meta:editing-cycles>
    <meta:generator>LibreOffice/4.2.4.2$Linux_X86_64 LibreOffice_project/420m0$Build-2</meta:generator>
    <meta:print-date>2015-12-01T09:18:59.432328468</meta:print-date>
    <meta:document-statistic meta:table-count="0" meta:image-count="0" meta:object-count="0" meta:page-count="2" meta:paragraph-count="53" meta:word-count="659" meta:character-count="3806" meta:non-whitespace-character-count="3159"/>
  </office:meta>
</office:document-meta>
</file>